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c74" officeooo:paragraph-rsid="00006c74"/>
    </style:style>
    <style:style style:name="P2" style:family="paragraph" style:parent-style-name="Standard">
      <style:paragraph-properties fo:text-align="center" style:justify-single-word="false"/>
      <style:text-properties officeooo:rsid="00006c74" officeooo:paragraph-rsid="00006c74"/>
    </style:style>
    <style:style style:name="P3" style:family="paragraph" style:parent-style-name="Standard">
      <style:text-properties officeooo:rsid="000146be" officeooo:paragraph-rsid="000146be"/>
    </style:style>
    <style:style style:name="P4" style:family="paragraph" style:parent-style-name="Standard">
      <style:text-properties officeooo:rsid="0014f2dd" officeooo:paragraph-rsid="0014f2dd"/>
    </style:style>
    <style:style style:name="P5" style:family="paragraph" style:parent-style-name="Standard">
      <style:text-properties officeooo:rsid="00171f04" officeooo:paragraph-rsid="00171f04"/>
    </style:style>
    <style:style style:name="P6" style:family="paragraph" style:parent-style-name="Standard">
      <style:text-properties officeooo:rsid="001935c0" officeooo:paragraph-rsid="001935c0"/>
    </style:style>
    <style:style style:name="P7" style:family="paragraph" style:parent-style-name="Standard">
      <style:text-properties officeooo:rsid="001dd79e" officeooo:paragraph-rsid="001dd79e"/>
    </style:style>
    <style:style style:name="P8" style:family="paragraph" style:parent-style-name="Standard">
      <style:text-properties style:font-name="Liberation Serif1" fo:font-size="12pt" fo:font-style="normal" fo:font-weight="normal" officeooo:rsid="000146be" style:font-size-asian="12pt" style:font-style-asian="normal" style:font-weight-asian="normal" style:font-size-complex="12pt"/>
    </style:style>
    <style:style style:name="P9" style:family="paragraph" style:parent-style-name="Standard">
      <style:text-properties officeooo:paragraph-rsid="0022de25"/>
    </style:style>
    <style:style style:name="P10" style:family="paragraph" style:parent-style-name="Standard">
      <style:text-properties officeooo:rsid="00062318" officeooo:paragraph-rsid="0022de25"/>
    </style:style>
    <style:style style:name="P11" style:family="paragraph" style:parent-style-name="Standard">
      <style:text-properties officeooo:rsid="00116f22" officeooo:paragraph-rsid="0022de25"/>
    </style:style>
    <style:style style:name="P12" style:family="paragraph" style:parent-style-name="Standard">
      <style:text-properties officeooo:rsid="00129b91" officeooo:paragraph-rsid="0022de25"/>
    </style:style>
    <style:style style:name="P13" style:family="paragraph" style:parent-style-name="Standard">
      <style:text-properties officeooo:paragraph-rsid="001935c0"/>
    </style:style>
    <style:style style:name="P14" style:family="paragraph" style:parent-style-name="Standard">
      <style:text-properties officeooo:rsid="00285be3" officeooo:paragraph-rsid="00285be3"/>
    </style:style>
    <style:style style:name="P15" style:family="paragraph" style:parent-style-name="Standard">
      <style:text-properties officeooo:paragraph-rsid="002a1628"/>
    </style:style>
    <style:style style:name="P16" style:family="paragraph" style:parent-style-name="Standard">
      <style:text-properties officeooo:rsid="002c2056" officeooo:paragraph-rsid="002c2056"/>
    </style:style>
    <style:style style:name="P17" style:family="paragraph" style:parent-style-name="Standard">
      <style:text-properties officeooo:paragraph-rsid="002c2056"/>
    </style:style>
    <style:style style:name="P18" style:family="paragraph" style:parent-style-name="Preformatted_20_Text">
      <style:text-properties officeooo:rsid="0003bab5" officeooo:paragraph-rsid="000a9745"/>
    </style:style>
    <style:style style:name="P19" style:family="paragraph" style:parent-style-name="Preformatted_20_Text">
      <style:text-properties officeooo:rsid="0003bab5" officeooo:paragraph-rsid="0003bab5"/>
    </style:style>
    <style:style style:name="P20" style:family="paragraph" style:parent-style-name="Preformatted_20_Text">
      <style:text-properties officeooo:paragraph-rsid="000a9745"/>
    </style:style>
    <style:style style:name="P21" style:family="paragraph" style:parent-style-name="Preformatted_20_Text">
      <style:text-properties officeooo:rsid="000a9745" officeooo:paragraph-rsid="000a9745"/>
    </style:style>
    <style:style style:name="P22" style:family="paragraph" style:parent-style-name="Preformatted_20_Text">
      <style:text-properties officeooo:paragraph-rsid="0003bab5"/>
    </style:style>
    <style:style style:name="P23" style:family="paragraph" style:parent-style-name="Text_20_body">
      <style:text-properties officeooo:paragraph-rsid="00134478"/>
    </style:style>
    <style:style style:name="P24" style:family="paragraph" style:parent-style-name="Text_20_body">
      <style:text-properties officeooo:rsid="0014f2dd" officeooo:paragraph-rsid="0014f2dd"/>
    </style:style>
    <style:style style:name="P25" style:family="paragraph" style:parent-style-name="Text_20_body">
      <style:text-properties officeooo:paragraph-rsid="00222a12"/>
    </style:style>
    <style:style style:name="P26" style:family="paragraph" style:parent-style-name="Text_20_body">
      <style:text-properties officeooo:paragraph-rsid="0022de25"/>
    </style:style>
    <style:style style:name="P27" style:family="paragraph" style:parent-style-name="Text_20_body">
      <style:text-properties officeooo:paragraph-rsid="001dd79e"/>
    </style:style>
    <style:style style:name="P28" style:family="paragraph" style:parent-style-name="Title">
      <style:paragraph-properties fo:break-before="page"/>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text-properties officeooo:rsid="000a9745" officeooo:paragraph-rsid="000a9745"/>
    </style:style>
    <style:style style:name="P31" style:family="paragraph" style:parent-style-name="Preformatted_20_Text">
      <style:paragraph-properties fo:margin-top="0cm" fo:margin-bottom="0.499cm" loext:contextual-spacing="false"/>
      <style:text-properties officeooo:rsid="000c5360" officeooo:paragraph-rsid="000c5360"/>
    </style:style>
    <style:style style:name="P32" style:family="paragraph" style:parent-style-name="Table_20_Contents">
      <style:text-properties officeooo:rsid="0014f2dd" officeooo:paragraph-rsid="0014f2dd"/>
    </style:style>
    <style:style style:name="P33" style:family="paragraph" style:parent-style-name="Table_20_Contents">
      <style:text-properties officeooo:rsid="00171f04" officeooo:paragraph-rsid="00171f04"/>
    </style:style>
    <style:style style:name="P34" style:family="paragraph" style:parent-style-name="Standard">
      <style:text-properties officeooo:rsid="000146be" officeooo:paragraph-rsid="001935c0"/>
    </style:style>
    <style:style style:name="P35" style:family="paragraph" style:parent-style-name="Standard">
      <style:text-properties officeooo:rsid="000146be" officeooo:paragraph-rsid="001b9aa3"/>
    </style:style>
    <style:style style:name="P36" style:family="paragraph" style:parent-style-name="Standard">
      <style:text-properties officeooo:rsid="000146be" officeooo:paragraph-rsid="000146be"/>
    </style:style>
    <style:style style:name="P37" style:family="paragraph" style:parent-style-name="Standard">
      <style:text-properties officeooo:rsid="001b9aa3" officeooo:paragraph-rsid="001b9aa3"/>
    </style:style>
    <style:style style:name="P38" style:family="paragraph" style:parent-style-name="Text_20_body">
      <style:text-properties officeooo:paragraph-rsid="002e15ef"/>
    </style:style>
    <style:style style:name="P39" style:family="paragraph" style:parent-style-name="Preformatted_20_Text">
      <style:text-properties officeooo:rsid="0003bab5" officeooo:paragraph-rsid="0003bab5"/>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loext:graphic-properties draw:fill="none" draw:fill-color="#ffffff"/>
      <style:text-properties fo:font-size="10pt" style:font-size-asian="10pt" style:font-size-complex="10pt"/>
    </style:style>
    <style:style style:name="P43" style:family="paragraph">
      <loext:graphic-properties draw:fill="none" draw:fill-color="#ffffff"/>
      <style:text-properties fo:font-size="12pt" style:font-size-asian="10pt" style:font-size-complex="10pt"/>
    </style:style>
    <style:style style:name="P44" style:family="paragraph">
      <style:paragraph-properties fo:margin-top="0cm" fo:margin-bottom="0.499cm"/>
    </style:style>
    <style:style style:name="T1" style:family="text">
      <style:text-properties officeooo:rsid="000146be"/>
    </style:style>
    <style:style style:name="T2" style:family="text">
      <style:text-properties style:font-name="Liberation Mono1" fo:font-size="10pt" fo:font-weight="bold" style:font-name-asian="Nimbus Mono L" style:font-size-asian="10pt" style:font-weight-asian="bold" style:font-name-complex="Liberation Mono1" style:font-size-complex="10pt" style:font-weight-complex="bold"/>
    </style:style>
    <style:style style:name="T3" style:family="text">
      <style:text-properties style:font-name="Liberation Mono1" fo:font-size="10pt" fo:font-weight="bold" officeooo:rsid="000a9745" style:font-name-asian="Nimbus Mono L" style:font-size-asian="10pt" style:font-weight-asian="bold" style:font-name-complex="Liberation Mono1" style:font-size-complex="10pt" style:font-weight-complex="bold"/>
    </style:style>
    <style:style style:name="T4" style:family="text">
      <style:text-properties style:font-name="Liberation Mono1" fo:font-size="10pt" fo:font-weight="bold" officeooo:rsid="000be287" style:font-name-asian="Nimbus Mono L" style:font-size-asian="10pt" style:font-weight-asian="bold" style:font-name-complex="Liberation Mono1" style:font-size-complex="10pt" style:font-weight-complex="bold"/>
    </style:style>
    <style:style style:name="T5" style:family="text">
      <style:text-properties style:font-name="Liberation Mono1" fo:font-size="10pt" fo:font-weight="bold" officeooo:rsid="000f8d75" style:font-name-asian="Nimbus Mono L" style:font-size-asian="10pt" style:font-weight-asian="bold" style:font-name-complex="Liberation Mono1" style:font-size-complex="10pt" style:font-weight-complex="bold"/>
    </style:style>
    <style:style style:name="T6" style:family="text">
      <style:text-properties style:font-name="Liberation Mono1" fo:font-size="10pt" fo:font-weight="bold" officeooo:rsid="001935c0" style:font-name-asian="Nimbus Mono L" style:font-size-asian="10pt" style:font-weight-asian="bold" style:font-name-complex="Liberation Mono1" style:font-size-complex="10pt" style:font-weight-complex="bold"/>
    </style:style>
    <style:style style:name="T7" style:family="text">
      <style:text-properties style:font-name="Liberation Mono1" fo:font-size="10pt" fo:font-weight="bold" officeooo:rsid="00285be3" style:font-name-asian="Nimbus Mono L" style:font-size-asian="10pt" style:font-weight-asian="bold" style:font-name-complex="Liberation Mono1" style:font-size-complex="10pt" style:font-weight-complex="bold"/>
    </style:style>
    <style:style style:name="T8" style:family="text">
      <style:text-properties officeooo:rsid="0014e059"/>
    </style:style>
    <style:style style:name="T9" style:family="text">
      <style:text-properties officeooo:rsid="001935c0"/>
    </style:style>
    <style:style style:name="T10" style:family="text">
      <style:text-properties officeooo:rsid="001b9aa3"/>
    </style:style>
    <style:style style:name="T11" style:family="text">
      <style:text-properties officeooo:rsid="001dd79e"/>
    </style:style>
    <style:style style:name="T12" style:family="text">
      <style:text-properties officeooo:rsid="001fcd6c"/>
    </style:style>
    <style:style style:name="T13" style:family="text">
      <style:text-properties officeooo:rsid="0021c8b5"/>
    </style:style>
    <style:style style:name="T14" style:family="text">
      <style:text-properties officeooo:rsid="00222a12"/>
    </style:style>
    <style:style style:name="T15" style:family="text">
      <style:text-properties officeooo:rsid="0022de25"/>
    </style:style>
    <style:style style:name="T16" style:family="text">
      <style:text-properties officeooo:rsid="0024473f"/>
    </style:style>
    <style:style style:name="T17" style:family="text">
      <style:text-properties officeooo:rsid="00256353"/>
    </style:style>
    <style:style style:name="T18" style:family="text">
      <style:text-properties officeooo:rsid="00268373"/>
    </style:style>
    <style:style style:name="T19" style:family="text">
      <style:text-properties officeooo:rsid="002a1628"/>
    </style:style>
    <style:style style:name="T20" style:family="text">
      <style:text-properties officeooo:rsid="002ac38f"/>
    </style:style>
    <style:style style:name="T21" style:family="text">
      <style:text-properties officeooo:rsid="002ac8fc"/>
    </style:style>
    <style:style style:name="T22" style:family="text">
      <style:text-properties officeooo:rsid="002c2056"/>
    </style:style>
    <style:style style:name="T23" style:family="text">
      <style:text-properties officeooo:rsid="002ce249"/>
    </style:style>
    <style:style style:name="T24" style:family="text">
      <style:text-properties officeooo:rsid="002ec7ff"/>
    </style:style>
    <style:style style:name="T25" style:family="text">
      <style:text-properties fo:font-size="10pt" style:font-size-asian="10pt" style:font-size-complex="10pt"/>
    </style:style>
    <style:style style:name="T26" style:family="text">
      <style:text-properties style:font-name="Liberation Mono" fo:font-size="10pt" fo:font-style="italic" fo:font-weight="bold" style:font-name-asian="Liberation Mono" style:font-size-asian="10pt" style:font-style-asian="italic" style:font-weight-asian="bold" style:font-size-complex="10pt" style:font-style-complex="italic" style:font-weight-complex="bold"/>
    </style:style>
    <style:style style:name="T27" style:family="text">
      <style:text-properties style:font-name="0"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1"><text:a xlink:type="simple" xlink:href="#__RefHeading___Toc766_245026740" text:style-name="Index_20_Link" text:visited-style-name="Index_20_Link">1.0.0 - Configuración de CENTOS 7.2<text:tab/>2</text:a></text:p>
          <text:p text:style-name="P40"><text:a xlink:type="simple" xlink:href="#__RefHeading___Toc777_245026740" text:style-name="Index_20_Link" text:visited-style-name="Index_20_Link">1.1.0 - Configurar Red<text:tab/>2</text:a></text:p>
          <text:p text:style-name="P40"><text:a xlink:type="simple" xlink:href="#__RefHeading___Toc770_245026740" text:style-name="Index_20_Link" text:visited-style-name="Index_20_Link">1.1.1 – Otras Configuraciones<text:tab/>3</text:a></text:p>
          <text:p text:style-name="P40"><text:a xlink:type="simple" xlink:href="#__RefHeading___Toc866_383831560" text:style-name="Index_20_Link" text:visited-style-name="Index_20_Link">1.2.1 – Cambiamos el nombre del equipo<text:tab/>3</text:a></text:p>
          <text:p text:style-name="P40"><text:a xlink:type="simple" xlink:href="#__RefHeading___Toc870_383831560" text:style-name="Index_20_Link" text:visited-style-name="Index_20_Link">1.3.1 – Resolución de IP, Gateway, Hostname y DNS<text:tab/>3</text:a></text:p>
          <text:p text:style-name="P40"><text:a xlink:type="simple" xlink:href="#__RefHeading___Toc900_164111168" text:style-name="Index_20_Link" text:visited-style-name="Index_20_Link">1.4.1 – Instalación ntpd<text:tab/>4</text:a></text:p>
          <text:p text:style-name="P40"><text:a xlink:type="simple" xlink:href="#__RefHeading___Toc904_164111168" text:style-name="Index_20_Link" text:visited-style-name="Index_20_Link">1.4.2 – Configuración ntpd<text:tab/>4</text:a></text:p>
          <text:p text:style-name="P40"><text:a xlink:type="simple" xlink:href="#__RefHeading___Toc906_164111168" text:style-name="Index_20_Link" text:visited-style-name="Index_20_Link">1.5.1 – Configuración ssh<text:tab/>4</text:a></text:p>
          <text:p text:style-name="P41"><text:a xlink:type="simple" xlink:href="#__RefHeading___Toc912_164111168" text:style-name="Index_20_Link" text:visited-style-name="Index_20_Link">2.0.0 – Instalación del Software de Cluster<text:tab/>5</text:a></text:p>
          <text:p text:style-name="P40"><text:a xlink:type="simple" xlink:href="#__RefHeading___Toc663_999924962" text:style-name="Index_20_Link" text:visited-style-name="Index_20_Link">2.1.0 – Configuración Firewall<text:tab/>5</text:a></text:p>
          <text:p text:style-name="P40"><text:a xlink:type="simple" xlink:href="#__RefHeading___Toc665_999924962" text:style-name="Index_20_Link" text:visited-style-name="Index_20_Link">2.2.0 – Iniciando pcs<text:tab/>5</text:a></text:p>
        </text:index-body>
      </text:table-of-content>
      <text:p text:style-name="Title"/>
      <text:p text:style-name="P28">Manual de Instalación y Configuración de Cluster</text:p>
      <text:p text:style-name="P1"/>
      <text:p text:style-name="P2"><text:span text:style-name="T8">en Centos 7, </text:span>PaceMaker y <text:span text:style-name="T1">CoroSync</text:span></text:p>
      <text:p text:style-name="P1"/>
      <text:h text:style-name="Heading_20_1" text:outline-level="1"><text:bookmark-start text:name="__RefHeading___Toc766_245026740"/><text:span text:style-name="T8">1.0.0 - Configuración</text:span> de CENTOS 7.2 <text:bookmark-end text:name="__RefHeading___Toc766_245026740"/></text:h>
      <text:p text:style-name="P24">Previo a la instalación de los programas y servicios <text:span text:style-name="T23">debemos </text:span><text:s/>realizar la configuración de la red</text:p>
      <text:h text:style-name="Heading_20_2" text:outline-level="2"><text:bookmark-start text:name="__RefHeading___Toc777_245026740"/><text:span text:style-name="T8">1.1.0 - </text:span>Configurar Red<text:bookmark-end text:name="__RefHeading___Toc777_245026740"/></text:h>
      <text:p text:style-name="P5">Para realizar la configuración, vamos a realizar con los siguientes datos durante todo el manual</text:p>
      <text:p text:style-name="P4"/>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32">Nodo</text:p>
          </table:table-cell>
          <table:table-cell table:style-name="Tabla1.A1" office:value-type="string">
            <text:p text:style-name="P32">Sony01</text:p>
          </table:table-cell>
          <table:table-cell table:style-name="Tabla1.A1" office:value-type="string">
            <text:p text:style-name="P32">Sony02</text:p>
          </table:table-cell>
          <table:table-cell table:style-name="Tabla1.D1" office:value-type="string">
            <text:p text:style-name="P32">Cluster</text:p>
          </table:table-cell>
        </table:table-row>
        <table:table-row>
          <table:table-cell table:style-name="Tabla1.A2" office:value-type="string">
            <text:p text:style-name="P32">IP</text:p>
          </table:table-cell>
          <table:table-cell table:style-name="Tabla1.A2" office:value-type="string">
            <text:p text:style-name="P33">10.0.2.157</text:p>
          </table:table-cell>
          <table:table-cell table:style-name="Tabla1.A2" office:value-type="string">
            <text:p text:style-name="P33">10.0.2.158</text:p>
          </table:table-cell>
          <table:table-cell table:style-name="Tabla1.D2" office:value-type="string">
            <text:p text:style-name="P33">10.0.2.161</text:p>
          </table:table-cell>
        </table:table-row>
        <table:table-row>
          <table:table-cell table:style-name="Tabla1.A2" office:value-type="string">
            <text:p text:style-name="P32"/>
          </table:table-cell>
          <table:table-cell table:style-name="Tabla1.A2" office:value-type="string">
            <text:p text:style-name="P32"/>
          </table:table-cell>
          <table:table-cell table:style-name="Tabla1.A2" office:value-type="string">
            <text:p text:style-name="P32"/>
          </table:table-cell>
          <table:table-cell table:style-name="Tabla1.D2" office:value-type="string">
            <text:p text:style-name="P32"/>
          </table:table-cell>
        </table:table-row>
        <table:table-row>
          <table:table-cell table:style-name="Tabla1.A2" office:value-type="string">
            <text:p text:style-name="P32"/>
          </table:table-cell>
          <table:table-cell table:style-name="Tabla1.A2" office:value-type="string">
            <text:p text:style-name="P32"/>
          </table:table-cell>
          <table:table-cell table:style-name="Tabla1.A2" office:value-type="string">
            <text:p text:style-name="P32"/>
          </table:table-cell>
          <table:table-cell table:style-name="Tabla1.D2" office:value-type="string">
            <text:p text:style-name="P32"/>
          </table:table-cell>
        </table:table-row>
      </table:table>
      <text:p text:style-name="P4"/>
      <text:p text:style-name="P5">Primero hay que realizar la configuración de la red en ambos equipos, editando los archivos de configuracion de la interface de red. Tener <text:s/><text:span text:style-name="T12">en cuenta</text:span> que Centos 7, no utiliza las interface ethx <text:span text:style-name="T12">por defecto, </text:span>al contar con system.d</text:p>
      <text:p text:style-name="P22"/>
      <text:p text:style-name="P19">vi /etc/sysconfig/network-scripts/ifcfg-enp0s3 (o puede ser eth1, eth2, etc)</text:p>
      <text:p text:style-name="P19"><draw:frame text:anchor-type="paragraph" draw:z-index="0" draw:name="Forma1" draw:style-name="gr1" draw:text-style-name="P42" svg:width="15.77cm" svg:height="7.711cm" svg:x="0.628cm" svg:y="0.312cm"><draw:text-box><text:p><text:span text:style-name="T25">TYPE=Ethernet</text:span></text:p><text:p><text:span text:style-name="T25">BOOTPROTO=none</text:span></text:p><text:p><text:span text:style-name="T25">DEFROUTE=yes</text:span></text:p><text:p><text:span text:style-name="T25">IPV4_FAILURE_FATAL=no</text:span></text:p><text:p><text:span text:style-name="T25">IPV6INIT=yes</text:span></text:p><text:p><text:span text:style-name="T25">IPV6_AUTOCONF=yes</text:span></text:p><text:p><text:span text:style-name="T25">IPV6_DEFROUTE=yes</text:span></text:p><text:p><text:span text:style-name="T25">IPV6_FAILURE_FATAL=no</text:span></text:p><text:p><text:span text:style-name="T25">NAME=eth0</text:span></text:p><text:p><text:span text:style-name="T25">UUID=579227af-5b7d-479a-87dc-3b89501a5c1e</text:span></text:p><text:p><text:span text:style-name="T25">DEVICE=eth0</text:span></text:p><text:p><text:span text:style-name="T25">ONBOOT=yes</text:span></text:p><text:p><text:span text:style-name="T25">DNS1=10.0.2.1</text:span></text:p><text:p><text:span text:style-name="T25">IPADDR=10.0.2.157</text:span></text:p><text:p><text:span text:style-name="T25">PREFIX=24</text:span></text:p><text:p><text:span text:style-name="T25">GATEWAY=10.0.2.1</text:span></text:p><text:p><text:span text:style-name="T25">IPV6_PEERDNS=yes</text:span></text:p><text:p><text:span text:style-name="T25">IPV6_PEERROUTES=yes</text:span></text:p><text:p><text:span text:style-name="T25">IPV6_PRIVACY=no</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Emphasis"><text:span text:style-name="T6">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1"/>
      <text:p text:style-name="P18">nmcli dev disconnect <text:span text:style-name="T9">eth0</text:span></text:p>
      <text:p text:style-name="P20">nmcli con reload <text:span text:style-name="T9">eth0</text:span></text:p>
      <text:p text:style-name="P30">nmcli con up <text:span text:style-name="T9">eth0</text:span></text:p>
      <text:p text:style-name="P31"><text:soft-page-break/><text:span text:style-name="Emphasis"><text:span text:style-name="T4">Para reiniciar los servicios</text:span></text:span></text:p>
      <text:p text:style-name="P31">systesmctl restart network</text:p>
      <text:h text:style-name="Heading_20_2" text:outline-level="2"><text:bookmark-start text:name="__RefHeading___Toc770_245026740"/><text:span text:style-name="T9">1.1.1 – Otras </text:span>Configuraci<text:span text:style-name="T9">ones</text:span><text:bookmark-end text:name="__RefHeading___Toc770_245026740"/></text:h>
      <text:p text:style-name="P6">Al trabajar con equipos remotos, nos conectamos con ssh y verificamos si entre los equipos se comunican y si pueden salir a internet para realizar las actualizaciones e instalación de soft necesarios.</text:p>
      <text:p text:style-name="P13"/>
      <text:p text:style-name="P34">redestec@fidebian:~$ ssh 10.0.2.157</text:p>
      <text:p text:style-name="P3"><draw:frame text:anchor-type="paragraph" draw:z-index="1" draw:name="Forma1" draw:style-name="gr2" draw:text-style-name="P42" svg:width="15.77cm" svg:height="2.463cm" svg:x="0.628cm" svg:y="0.312cm"><draw:text-box><text:p><text:span text:style-name="T25">The authenticity of host '10.0.2.157 (10.0.2.157)' can't be established.</text:span></text:p><text:p><text:span text:style-name="T25">ECDSA key fingerprint is 45:ed:47:90:76:67:9d:e0:b7:cb:38:99:40:1c:37:c8.</text:span></text:p><text:p><text:span text:style-name="T25">Are you sure you want to continue connecting (yes/no)? yes</text:span></text:p><text:p><text:span text:style-name="T25">Warning: Permanently added '10.0.2.157' (ECDSA) to the list of known hosts.</text:span></text:p><text:p><text:span text:style-name="T25">redestec@10.0.2.157's password:</text:span></text:p><text:p><text:span text:style-name="T25"/></text:p></draw:text-box></draw:frame></text:p>
      <text:p text:style-name="P3"/>
      <text:p text:style-name="P3"/>
      <text:p text:style-name="P3"/>
      <text:p text:style-name="P3"/>
      <text:p text:style-name="P8">[root@centosasa3 ~]# ping -c1 8.8.8.8</text:p>
      <text:p text:style-name="P3"><draw:frame text:anchor-type="paragraph" draw:z-index="2" draw:name="Forma1" draw:style-name="gr3" draw:text-style-name="P42" svg:width="15.77cm" svg:height="1.23cm" svg:x="0.628cm" svg:y="0.131cm"><draw:text-box><text:p><text:span text:style-name="T25">PING 8.8.8.8 (8.8.8.8) 56(84) bytes of data.</text:span></text:p><text:p><text:span text:style-name="T25">64 bytes from 8.8.8.8: icmp_seq=1 ttl=54 time=41.9 ms</text:span></text:p><text:p><text:span text:style-name="T25"/></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Text_20_body">[root@centosasa3 ~]# yum update</text:p>
      <text:h text:style-name="Heading_20_2" text:outline-level="2"><text:bookmark-start text:name="__RefHeading___Toc866_383831560"/><text:span text:style-name="Emphasis">1.</text:span><text:span text:style-name="Emphasis"><text:span text:style-name="T18">2</text:span></text:span><text:span text:style-name="Emphasis">.1 –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10">Para esto editamos el archivo de configuración hostname</text:span></text:span></text:p>
      <text:p text:style-name="P35">[root@centosasa3 ~]# vi /etc/hostname</text:p>
      <text:p text:style-name="P35"/>
      <text:p text:style-name="P37">verificamos:</text:p>
      <text:p text:style-name="P35"><text:span text:style-name="Emphasis"><text:span text:style-name="T2">[root@</text:span></text:span><text:span text:style-name="Emphasis"><text:span text:style-name="T7">sony01</text:span></text:span><text:span text:style-name="Emphasis"><text:span text:style-name="T2"> ~]# hostnamectl</text:span></text:span></text:p>
      <text:p text:style-name="P3"><text:span text:style-name="Emphasis"><text:span text:style-name="T2"/></text:span></text:p>
      <text:p text:style-name="P3"><draw:frame text:anchor-type="paragraph" draw:z-index="3" draw:name="Forma1" draw:style-name="gr4" draw:text-style-name="P42" svg:width="15.77cm" svg:height="4.465cm" svg:x="0.628cm" svg:y="0.131cm"><draw:text-box><text:p><text:span text:style-name="T25">Static hostname: sony01</text:span></text:p><text:p><text:span text:style-name="T25">Icon name: computer-vm</text:span></text:p><text:p><text:span text:style-name="T25">Chassis: vm</text:span></text:p><text:p><text:span text:style-name="T25">Machine ID: 2ec5c00888f5a1448a75cba3faaec36e</text:span></text:p><text:p><text:span text:style-name="T25">Boot ID: 7eef78b49bb54c83a7271839d7e7bb26</text:span></text:p><text:p><text:span text:style-name="T25">Virtualization: kvm</text:span></text:p><text:p><text:span text:style-name="T25">Operating System: CentOS Linux 7 (Core)</text:span></text:p><text:p><text:span text:style-name="T25">CPE OS Name: cpe:/o:centos:centos:7</text:span></text:p><text:p><text:span text:style-name="T25">Kernel: Linux 3.10.0-327.36.1.el7.x86_64</text:span></text:p><text:p><text:span text:style-name="T26">Architecture: x86-64</text:span></text:p><text:p><text:span text:style-name="T25"/></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5"><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Text_20_body"><text:span text:style-name="Emphasis"><text:span text:style-name="T10">Otra forma de cambiar el hostname</text:span></text:span></text:p>
      <text:p text:style-name="Text_20_body"><text:span text:style-name="Emphasis"><text:span text:style-name="T10">[root@centosasa3 ~]# hostnamectl set-hostname sony01</text:span></text:span></text:p>
      <text:h text:style-name="Heading_20_2" text:outline-level="2"><text:bookmark-start text:name="__RefHeading___Toc870_383831560"/><text:span text:style-name="Emphasis">1.</text:span><text:span text:style-name="Emphasis"><text:span text:style-name="T18">3</text:span></text:span><text:span text:style-name="Emphasis">.1 – Resolución de IP, </text:span><text:span text:style-name="Emphasis"><text:span text:style-name="T24">Gateway, Hostname y DNS</text:span></text:span><text:bookmark-end text:name="__RefHeading___Toc870_383831560"/></text:h>
      <text:p text:style-name="Text_20_body"><text:span text:style-name="Emphasis">En cada equipo se debe modificar el archivo </text:span><text:span text:style-name="Emphasis"><text:span text:style-name="T11">hosts </text:span></text:span><text:span text:style-name="Emphasis">y colocar los datos del otro nodo, con esto facilita evitar </text:span><text:span text:style-name="Emphasis"><text:span text:style-name="T13">que</text:span></text:span><text:span text:style-name="Emphasis"> </text:span><text:span text:style-name="Emphasis"><text:span text:style-name="T13">acordarse</text:span></text:span><text:span text:style-name="Emphasis"> de las ip y trabajar solo con el nombre del nodo. </text:span><text:span text:style-name="Emphasis"><text:span text:style-name="T11">Esta configuración es automática sin necesidad de reiniciar el servicio de red.</text:span></text:span></text:p>
      <text:p text:style-name="P27"><text:span text:style-name="Emphasis"><text:span text:style-name="T10">[root@sony01 ~]# vi /etc/hosts</text:span></text:span></text:p>
      <text:p text:style-name="P7"><draw:frame text:anchor-type="paragraph" draw:z-index="4" draw:name="Forma1" draw:style-name="gr5" draw:text-style-name="P43" svg:width="15.77cm" svg:height="0.537cm" svg:x="0.628cm" svg:y="0.131cm"><draw:text-box><text:p><text:span text:style-name="T25">10.0.2.158</text:span><text:span text:style-name="T25"><text:tab/></text:span><text:span text:style-name="T25"><text:tab/></text:span><text:span text:style-name="T25">sony02</text:span></text:p></draw:text-box></draw:frame></text:p>
      <text:p text:style-name="Text_20_body"><text:soft-page-break/><text:span text:style-name="Emphasis">Gateway, Hostname y DNS</text:span></text:p>
      <text:p text:style-name="P38"><text:span text:style-name="Emphasis"><text:span text:style-name="T13">La configuración de Gateway, Hostname sigue siendo exactamente igual Especificaremos nuestro HostName y puerta de enlace en el fichero /etc/sysconfig/network</text:span></text:span></text:p>
      <text:p text:style-name="Text_20_body"><draw:frame text:anchor-type="paragraph" draw:z-index="12" draw:name="Forma1" draw:style-name="gr11" draw:text-style-name="P43" svg:width="15.77cm" svg:height="1.22cm" svg:x="0.628cm" svg:y="-0.088cm"><draw:text-box><text:p><text:span text:style-name="T25">NETWORKING=yes</text:span></text:p><text:p><text:span text:style-name="T25">HOSTNAME=pruebas</text:span></text:p><text:p><text:span text:style-name="T25">GATEWAY=192.168.1.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13" draw:name="Forma1" draw:style-name="gr11" draw:text-style-name="P43" svg:width="15.77cm" svg:height="1.625cm" svg:x="0.628cm" svg:y="-0.088cm"><draw:text-box><text:p><text:span text:style-name="T25"># Generated by NetworkManager</text:span></text:p><text:p><text:span text:style-name="T25"># DNS1=xxx.xxx.xxx.xxx</text:span></text:p><text:p><text:span text:style-name="T25"># DNS2=xxx.xxx.xxx.xxx</text:span></text:p><text:p><text:span text:style-name="T25">#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8">4</text:span></text:span><text:span text:style-name="Emphasis">.1 – Instalación ntpd</text:span><text:bookmark-end text:name="__RefHeading___Toc900_164111168"/></text:h>
      <text:p text:style-name="P25"><text:span text:style-name="Emphasis"><text:span text:style-name="T14">Para <text:s/>asegurar no tener inconsistencia en el horario, procedemos a la instalación y configuración en ambos equipos del demonio de sincronizado del reloj.</text:span></text:span></text:p>
      <text:h text:style-name="Heading_20_3" text:outline-level="3"><draw:frame text:anchor-type="paragraph" draw:z-index="5" draw:name="Forma1" draw:style-name="gr6" draw:text-style-name="P43" svg:width="15.77cm" svg:height="5.345cm" svg:x="0.628cm" svg:y="0.131cm"><draw:text-box><text:p><text:span text:style-name="T25">[root@sony01 ~]# yum install ntp</text:span></text:p><text:p><text:span text:style-name="T25"/></text:p><text:p><text:span text:style-name="T26">Iniciar el servicio..</text:span></text:p><text:p><text:span text:style-name="T25"/></text:p><text:p><text:span text:style-name="T25">[root@sony01 ~]# systemctl start ntpd</text:span></text:p><text:p><text:span text:style-name="T25"/></text:p><text:p><text:span text:style-name="T26">Verificar el estado del servicio:</text:span></text:p><text:p><text:span text:style-name="T25"/></text:p><text:p><text:span text:style-name="T25">[root@sony01 ~]# systemctl status ntpd</text:span></text:p><text:p><text:span text:style-name="T25"/></text:p><text:p><text:span text:style-name="T26">Verificación del ntpd</text:span></text:p><text:p><text:span text:style-name="T25"/></text:p><text:p><text:span text:style-name="T25">[root@</text:span><text:span text:style-name="T27">sony01</text:span><text:span text:style-name="T25"> ~]# ntpd -d</text:span></text:p></draw:text-box></draw:frame><text:span text:style-name="Emphasis"/></text:h>
      <text:p text:style-name="P23"><text:span text:style-name="Emphasis"/></text:p>
      <text:p text:style-name="P23"><text:span text:style-name="Emphasis"/></text:p>
      <text:p text:style-name="P23"><text:span text:style-name="Emphasis"/></text:p>
      <text:p text:style-name="P23"><text:span text:style-name="Emphasis"/></text:p>
      <text:p text:style-name="P23"><text:span text:style-name="Emphasis"/></text:p>
      <text:p text:style-name="P23"><text:span text:style-name="Emphasis"/></text:p>
      <text:h text:style-name="Heading_20_2" text:outline-level="2"><text:bookmark-start text:name="__RefHeading___Toc904_164111168"/><text:span text:style-name="Emphasis">1.</text:span><text:span text:style-name="Emphasis"><text:span text:style-name="T18">4</text:span></text:span><text:span text:style-name="Emphasis">.</text:span><text:span text:style-name="Emphasis"><text:span text:style-name="T17">2</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10"><draw:frame text:anchor-type="paragraph" draw:z-index="6" draw:name="Forma1" draw:style-name="gr7" draw:text-style-name="P43" svg:width="15.77cm" svg:height="1.235cm" svg:x="0.628cm" svg:y="0.131cm"><draw:text-box><text:p><text:span text:style-name="T25">server 2.ar.pool.ntp.org</text:span></text:p><text:p><text:span text:style-name="T25">server 0.south-america.pool.ntp.org</text:span></text:p><text:p><text:span text:style-name="T28">server 2.south-america.pool.ntp.org</text:span></text:p></draw:text-box></draw:frame><draw:frame text:anchor-type="paragraph" draw:z-index="7" draw:name="Forma1" draw:style-name="gr5" draw:text-style-name="P43" svg:width="15.77cm" svg:height="0.537cm" svg:x="0.628cm" svg:y="3.131cm"><draw:text-box><text:p><text:span text:style-name="T25">chkconfig ntpd on</text:span></text:p></draw:text-box></draw:frame></text:p>
      <text:p text:style-name="P10"/>
      <text:p text:style-name="P10"/>
      <text:p text:style-name="P10"/>
      <text:p text:style-name="Text_20_body"><text:span text:style-name="Emphasis">Para que inicie el servicio al reiniciar el equipo hay que activarlo. Para ello hay que hacer lo siguiente:</text:span></text:p>
      <text:h text:style-name="Heading_20_3" text:outline-level="3"><text:span text:style-name="Emphasis"/></text:h>
      <text:h text:style-name="Heading_20_2" text:outline-level="2"><text:bookmark-start text:name="__RefHeading___Toc906_164111168"/><text:span text:style-name="Emphasis">1.</text:span><text:span text:style-name="Emphasis"><text:span text:style-name="T18">5</text:span></text:span><text:span text:style-name="Emphasis">.1 – Configuración ssh</text:span><text:bookmark-end text:name="__RefHeading___Toc906_164111168"/></text:h>
      <text:p text:style-name="P26"><text:span text:style-name="Emphasis"><text:span text:style-name="T15">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6">ambos pasos se debe realizar en los dos nodos</text:span></text:span><text:span text:style-name="Emphasis">:</text:span></text:p>
      <text:p text:style-name="P11"><draw:frame text:anchor-type="paragraph" draw:z-index="8" draw:name="Forma1" draw:style-name="gr8" draw:text-style-name="P43" svg:width="15.77cm" svg:height="1.646cm" svg:x="0.628cm" svg:y="0.131cm"><draw:text-box><text:p><text:span text:style-name="T26">Crear la llave:</text:span></text:p><text:p><text:span text:style-name="T25">sony01: ssh-keygen -t dsa -N ""</text:span></text:p><text:p><text:span text:style-name="T26">Copiar llave:</text:span></text:p><text:p><text:span text:style-name="T28">Ssh-copy-id sony02</text:span></text:p></draw:text-box></draw:frame></text:p>
      <text:p text:style-name="P11"/>
      <text:p text:style-name="P11"/>
      <text:p text:style-name="P9"><text:soft-page-break/></text:p>
      <text:h text:style-name="Heading_20_1" text:outline-level="1"><text:bookmark-start text:name="__RefHeading___Toc912_164111168"/>2.0.0 – Instalación <text:span text:style-name="T20">del Software de Cluster</text:span><text:bookmark-end text:name="__RefHeading___Toc912_164111168"/></text:h>
      <text:p text:style-name="P14">Una vez configurado el sistema operativo y los servicios necesarios para la comunicación entre si, procedemos a la instalación de los paquetes relacionado con el cluster. Esa instalación se debe realizar en ambos nodos.</text:p>
      <text:p text:style-name="P14"/>
      <text:p text:style-name="P14">PaceMaker:</text:p>
      <text:p text:style-name="P14">PCS:</text:p>
      <text:p text:style-name="P14"><draw:frame text:anchor-type="paragraph" draw:z-index="9" draw:name="Forma1" draw:style-name="gr5" draw:text-style-name="P43" svg:width="15.77cm" svg:height="0.537cm" svg:x="1.363cm" svg:y="0.4cm"><draw:text-box><text:p><text:span text:style-name="T25">#yum install -y pacemaker pcs psmisc policycoreutils-python</text:span></text:p></draw:text-box></draw:frame></text:p>
      <text:p text:style-name="Text_20_body"/>
      <text:h text:style-name="Heading_20_2" text:outline-level="2"><text:bookmark-start text:name="__RefHeading___Toc663_999924962"/>2.1.0 – Configuración Firewall<text:bookmark-end text:name="__RefHeading___Toc663_999924962"/></text:h>
      <text:p text:style-name="P15"><text:span text:style-name="T19">Para que los equipos se comuniquen entre ellos, se debe abrir los puertos de alta disponibilidad, para esto, hay que modificar la configuración del firewall. Los puertos que necesarios son los TCP </text:span>2224, 3121 <text:span text:style-name="T21">y</text:span> 21064; <text:span text:style-name="T21">y </text:span>UDP 5405</text:p>
      <text:p text:style-name="P14"><draw:frame text:anchor-type="paragraph" draw:z-index="10" draw:name="Forma1" draw:style-name="gr9" draw:text-style-name="P43" svg:width="15.77cm" svg:height="0.825cm" svg:x="1.363cm" svg:y="0.4cm"><draw:text-box><text:p><text:span text:style-name="T25">[root@sony01 ~]# firewall-cmd --permanent --add-service=high-availability</text:span></text:p><text:p><text:span text:style-name="T25">success</text:span></text:p></draw:text-box></draw:frame></text:p>
      <text:p text:style-name="P14"><text:s/></text:p>
      <text:p text:style-name="P12"/>
      <text:p text:style-name="P17"><text:span text:style-name="T22">Tambien se debe modificar el SELinux y modificarlo a permisivo. <text:s/>Primero realizamos</text:span> setenforce 0 <text:span text:style-name="T22">para modificar el servicio que se esta corriendo y luego modificar el archivo para que recuerde en el <text:s/>proximo reinicio.</text:span></text:p>
      <text:p text:style-name="P17"><draw:frame text:anchor-type="paragraph" draw:z-index="11" draw:name="Forma1" draw:style-name="gr10" draw:text-style-name="P43" svg:width="15.77cm" svg:height="1.735cm" svg:x="1.363cm" svg:y="0.4cm"><draw:text-box><text:p text:style-name="P44"><text:span text:style-name="T25">setenforce 0</text:span></text:p><text:p text:style-name="P44"><text:span text:style-name="T25">[root@sony01 ~]# sed -i.bak "s/SELINUX=enforcing/SELINUX=permissive/g" /etc/selinux/config</text:span></text:p></draw:text-box></draw:frame></text:p>
      <text:p text:style-name="P17"/>
      <text:p text:style-name="P29"/>
      <text:p text:style-name="P16"/>
      <text:p text:style-name="P15"><text:span text:style-name="Emphasis"/></text:p>
      <text:h text:style-name="Heading_20_2" text:outline-level="2"><text:bookmark-start text:name="__RefHeading___Toc665_999924962"/><text:span text:style-name="Emphasis">2.2.0 – Iniciando pcs</text:span><text:bookmark-end text:name="__RefHeading___Toc665_999924962"/></text:h>
      <text:p text:style-name="P15"><text:span text:style-name="Emphasis"/></text:p>
      <text:p text:style-name="Text_20_body"><text:span text:style-name="Emphasis"/></text:p>
      <text:p text:style-name="P10"><text:span text:style-name="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1T06:50:55.596741447</dc:date>
    <meta:editing-duration>PT13H36M35S</meta:editing-duration>
    <meta:editing-cycles>35</meta:editing-cycles>
    <meta:generator>LibreOffice/5.2.0.4$Linux_X86_64 LibreOffice_project/066b007f5ebcc236395c7d282ba488bca6720265</meta:generator>
    <meta:document-statistic meta:table-count="1" meta:image-count="0" meta:object-count="0" meta:page-count="5" meta:paragraph-count="68" meta:word-count="652" meta:character-count="4143" meta:non-whitespace-character-count="3533"/>
  </office:meta>
</office:document-meta>
</file>